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6617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6617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66175" style:font-size-asian="15pt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66175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5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1617e5" style:font-name-asian="Times New Roman" style:language-asian="ru" style:country-asian="RU" style:font-name-complex="Times New Roman"/>
    </style:style>
    <style:style style:name="T3" style:family="text">
      <style:text-properties fo:color="#000000" loext:opacity="100%" officeooo:rsid="00066175" style:font-name-asian="Times New Roman" style:language-asian="ru" style:country-asian="RU" style:font-name-complex="Times New Roman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</text:p>
      <text:p text:style-name="P7">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5">«Московский технический университет связи и информатики» </text:p>
      <text:p text:style-name="P16"><text:s/></text:p>
      <text:p text:style-name="P22"><draw:g text:anchor-type="as-char" draw:z-index="0" draw:name="Shape1" draw:style-name="gr1"><draw:custom-shape draw:name="Shape 2" draw:style-name="gr2" draw:text-style-name="P25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17"><text:s/><text:tab/></text:p>
      <text:p text:style-name="P18"><text:s/></text:p>
      <text:p text:style-name="P1"/>
      <text:p text:style-name="P19"><text:s/></text:p>
      <text:p text:style-name="P23"><text:span text:style-name="T1">Лабораторная работа № </text:span><text:span text:style-name="T3">6</text:span></text:p>
      <text:p text:style-name="P24">Создание оконного приложения-</text:p>
      <text:p text:style-name="P24">калькулятора</text:p>
      <text:p text:style-name="P20">по дисциплине <text:s/></text:p>
      <text:p text:style-name="P21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0:24:16.003679459</meta:creation-date>
    <dc:date>2023-04-07T01:51:45.130545830</dc:date>
    <meta:editing-duration>PT1H17M7S</meta:editing-duration>
    <meta:editing-cycles>1</meta:editing-cycles>
    <meta:document-statistic meta:table-count="0" meta:image-count="0" meta:object-count="0" meta:page-count="2" meta:paragraph-count="24" meta:word-count="56" meta:character-count="668" meta:non-whitespace-character-count="461"/>
    <meta:generator>LibreOffice/7.3.7.2$Linux_X86_64 LibreOffice_project/30$Build-2</meta:generator>
  </office:meta>
</office:document-meta>
</file>